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estingTable" style:family="table">
      <style:table-properties style:width="6.6931in" table:align="margins"/>
    </style:style>
    <style:style style:name="TestingTable.A" style:family="table-column">
      <style:table-column-properties style:column-width="2.2313in" style:rel-column-width="21845*"/>
    </style:style>
    <style:style style:name="TestingTable.A1" style:family="table-cell" style:data-style-name="N10100">
      <style:table-cell-properties style:vertical-align="" fo:background-color="#0099ff" fo:padding="0in" fo:border-left="none" fo:border-right="none" fo:border-top="2.5pt solid #000080" fo:border-bottom="0.05pt solid #000080" style:writing-mode="page">
        <style:background-image/>
      </style:table-cell-properties>
    </style:style>
    <style:style style:name="TestingTable.A2" style:family="table-cell" style:data-style-name="N10100">
      <style:table-cell-properties style:vertical-align="" fo:background-color="#99ccff" fo:padding="0in" fo:border="none" style:writing-mode="page">
        <style:background-image/>
      </style:table-cell-properties>
    </style:style>
    <style:style style:name="TestingTable.B2" style:family="table-cell">
      <style:table-cell-properties style:vertical-align="" fo:background-color="#99ccff" fo:padding="0in" fo:border="none" style:writing-mode="page">
        <style:background-image/>
      </style:table-cell-properties>
    </style:style>
    <style:style style:name="TestingTable.C2" style:family="table-cell">
      <style:table-cell-properties style:vertical-align="" fo:background-color="#99ccff" fo:padding="0in" fo:border="none" style:writing-mode="page">
        <style:background-image/>
      </style:table-cell-properties>
    </style:style>
    <style:style style:name="TestingTable.B3" style:family="table-cell">
      <style:table-cell-properties style:vertical-align="" fo:background-color="#99ccff" fo:padding="0in" fo:border="none" style:writing-mode="page">
        <style:background-image/>
      </style:table-cell-properties>
    </style:style>
    <style:style style:name="TestingTable.C3" style:family="table-cell">
      <style:table-cell-properties style:vertical-align="" fo:background-color="#99ccff" fo:padding="0in" fo:border="none" style:writing-mode="page">
        <style:background-image/>
      </style:table-cell-properties>
    </style:style>
    <style:style style:name="TestingTable.A4" style:family="table-cell" style:data-style-name="N10100">
      <style:table-cell-properties style:vertical-align="" fo:background-color="#ffffff" fo:padding="0in" fo:border-left="none" fo:border-right="none" fo:border-top="0.05pt solid #000080" fo:border-bottom="2.5pt solid #000080" style:writing-mode="page">
        <style:background-image/>
      </style:table-cell-properties>
    </style:style>
    <style:style style:name="TestingTable.B4" style:family="table-cell">
      <style:table-cell-properties style:vertical-align="" fo:background-color="#ffffff" fo:padding="0in" fo:border-left="none" fo:border-right="none" fo:border-top="0.05pt solid #000080" fo:border-bottom="2.5pt solid #000080" style:writing-mode="page">
        <style:background-image/>
      </style:table-cell-properties>
    </style:style>
    <style:style style:name="TestingTable.C4" style:family="table-cell">
      <style:table-cell-properties style:vertical-align="" fo:background-color="#ffffff" fo:padding="0in" fo:border-left="none" fo:border-right="none" fo:border-top="0.05pt solid #000080" fo:border-bottom="2.5pt solid #000080" style:writing-mode="page">
        <style:background-image/>
      </style:table-cell-properties>
    </style:style>
    <style:style style:name="P1" style:family="paragraph" style:parent-style-name="Text_20_body">
      <style:text-properties officeooo:rsid="000eea65" officeooo:paragraph-rsid="000eea65"/>
    </style:style>
    <style:style style:name="P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0eea65" officeooo:paragraph-rsid="000eea65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itle">
      <style:text-properties officeooo:rsid="000eea65" officeooo:paragraph-rsid="000eea65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eea65" officeooo:paragraph-rsid="000eea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ubtitle">
      <style:text-properties officeooo:rsid="000eea65" officeooo:paragraph-rsid="000eea65"/>
    </style:style>
    <style:style style:name="P6" style:family="paragraph" style:parent-style-name="Standard">
      <style:text-properties officeooo:rsid="000f845c" officeooo:paragraph-rsid="000f845c"/>
    </style:style>
    <style:style style:name="P7" style:family="paragraph" style:parent-style-name="Heading_20_1">
      <style:text-properties officeooo:rsid="000eea65" officeooo:paragraph-rsid="000eea65"/>
    </style:style>
    <style:style style:name="P8" style:family="paragraph" style:parent-style-name="Heading_20_2">
      <style:text-properties officeooo:rsid="000eea65" officeooo:paragraph-rsid="000eea65"/>
    </style:style>
    <style:style style:name="P9" style:family="paragraph" style:parent-style-name="Heading_20_3">
      <style:text-properties officeooo:rsid="000eea65" officeooo:paragraph-rsid="000eea65"/>
    </style:style>
    <style:style style:name="T1" style:family="text">
      <style:text-properties officeooo:rsid="000f1b3a"/>
    </style:style>
    <number:text-style style:name="N10100" number:language="en" number:country="U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is is the title</text:p>
      <text:p text:style-name="P5">This is the subtitle</text:p>
      <text:h text:style-name="P7" text:outline-level="1">This is a lvl 1 heading</text:h>
      <text:p text:style-name="P1">This is a regular paragraph. This is a text-reference (Hanssen, 2015) containing just an author and the published year. It contains a few sentencs with some words. It contains a few sentencs with some words. It contains a few sentencs with some words. It contains a few sentencs with some words. It contains a few sentencs with some words. This is a text-reference by Hanssen (2015) containing just the published year with the author mentioned before the paranthesis. It contains a few sentencs with some words. It contains a few sentencs with some words. It contains a few sentencs with some words.</text:p>
      <text:h text:style-name="P8" text:outline-level="2">This is a lvl 2 heading</text:h>
      <text:p text:style-name="P1">This is a regular paragraph. It contains a few sentencs with some words. This is another text-reference (Eikebrokk, Kessel &amp; Dahl, 2014) containing multiple authors and the published year. It contains a few sentencs with some words. It contains a few sentencs with some words. It contains a few sentencs with some words. It contains a few sentencs with some words. It contains a few sentencs with some words. It contains a few sentencs with some words. It contains a few sentencs with some words.</text:p>
      <text:h text:style-name="P9" text:outline-level="3">This is a lvl 3 heading</text:h>
      <text:p text:style-name="P1">This is a regular paragraph. It contains a few sentencs with some words. It contains a few sentencs with some words. It contains a few sentencs with some words. It contains a few sentencs with some words. It contains a few sentencs with some words. It contains a few sentencs with some words. It contains a few sentencs with some words. It contains a few sentencs with some words.</text:p>
      <text:h text:style-name="Heading_20_4" text:outline-level="4">This is a lvl 4 heading</text:h>
      <text:p text:style-name="P1">This is a regular paragraph. It contains a few sentencs with some words. It contains a few sentencs with some words. It contains a few sentencs with some words. It contains a few sentencs with some words. It contains a few sentencs with some words. It contains a few sentencs with some words. It contains a few sentencs with some words. It contains a few sentencs with some words.</text:p>
      <text:h text:style-name="Heading_20_2" text:outline-level="2">This is another lvl 2 heading</text:h>
      <text:p text:style-name="P1">This is a regular paragraph. It contains a few sentencs with some words. This is another text-reference (Eikebrokk, Kessel &amp; Dahl, 2010, 2014, 2015) containing multiple authors and multiple published years. It contains a few sentencs with some words. It contains a few sentencs with some words. It contains a few sentencs with some words. It contains a few sentencs with some words. It contains a few sentencs with some words. It contains a few sentencs with some words. It contains a few sentencs with some words. Here is a text-reference with one author and multiple years <text:soft-page-break/>(Hanssen, 2010, 2011, 2012).</text:p>
      <text:h text:style-name="Heading_20_5" text:outline-level="5">This is a lvl 5 heading</text:h>
      <text:p text:style-name="P1">This is a regular paragraph. It contains a few sentencs with some words. It contains a few sentencs with some words. It contains a few sentencs with some words. It contains a few sentencs with some words. It contains a few sentencs with some words. It contains a few sentencs with some words. It contains a few sentencs with some words. It contains a few sentencs with some words. Here is a <text:span text:style-name="T1">reference with multiple authors and multiple years</text:span> (Eikebrokk, Kessel &amp; Dahl, 2010, 2014, 2015; Hanssen, 2015; Kay, <text:span text:style-name="T1">2001, </text:span>2007)</text:p>
      <text:h text:style-name="Heading_20_6" text:outline-level="6">This is a lvl 6 heading</text:h>
      <text:p text:style-name="P1">This is a regular paragraph. It contains a few sentencs with some words. It contains a few sentencs with some words. It contains a few sentencs with some words. It contains a few sentencs with some words. It contains a few sentencs with some words. It contains a few sentencs with some words. It contains a few sentencs with some words. It contains a few sentencs with some words.</text:p>
      <table:table table:name="TestingTable" table:style-name="TestingTable">
        <table:table-column table:style-name="TestingTable.A" table:number-columns-repeated="3"/>
        <table:table-header-rows>
          <table:table-row>
            <table:table-cell table:style-name="TestingTable.A1" office:value-type="float" office:value="0">
              <text:p text:style-name="P2">Col1 Heading</text:p>
            </table:table-cell>
            <table:table-cell table:style-name="TestingTable.A1" office:value-type="float" office:value="0">
              <text:p text:style-name="P2">Col2 Heading</text:p>
            </table:table-cell>
            <table:table-cell table:style-name="TestingTable.A1" office:value-type="float" office:value="0">
              <text:p text:style-name="P2">Col3 Heading</text:p>
            </table:table-cell>
          </table:table-row>
        </table:table-header-rows>
        <table:table-row>
          <table:table-cell table:style-name="TestingTable.A2" office:value-type="float" office:value="0">
            <text:p text:style-name="P4">Cell 1-1</text:p>
          </table:table-cell>
          <table:table-cell table:style-name="TestingTable.B2" office:value-type="string">
            <text:p text:style-name="P4">Cell 1-2</text:p>
          </table:table-cell>
          <table:table-cell table:style-name="TestingTable.C2" office:value-type="string">
            <text:p text:style-name="P4">Cell 1-3</text:p>
          </table:table-cell>
        </table:table-row>
        <table:table-row>
          <table:table-cell table:style-name="TestingTable.A2" office:value-type="float" office:value="0">
            <text:p text:style-name="P4">Cell 2-1</text:p>
          </table:table-cell>
          <table:table-cell table:style-name="TestingTable.B3" office:value-type="string">
            <text:p text:style-name="P4">Cell 2-2</text:p>
          </table:table-cell>
          <table:table-cell table:style-name="TestingTable.C3" office:value-type="string">
            <text:p text:style-name="P4">Cell 2-3</text:p>
          </table:table-cell>
        </table:table-row>
        <table:table-row>
          <table:table-cell table:style-name="TestingTable.A4" office:value-type="float" office:value="0">
            <text:p text:style-name="P4">Cell 3-1</text:p>
          </table:table-cell>
          <table:table-cell table:style-name="TestingTable.B4" office:value-type="string">
            <text:p text:style-name="P4">Cell 3-2</text:p>
          </table:table-cell>
          <table:table-cell table:style-name="TestingTable.C4" office:value-type="string">
            <text:p text:style-name="P4">Cell 3-3</text:p>
          </table:table-cell>
        </table:table-row>
      </table:table>
      <text:p text:style-name="P6">Two empty paragraphs folow to see if they will be deleted!</text:p>
      <text:p text:style-name="P6"/>
      <text:p text:style-name="P6"/>
      <text:p text:style-name="P6">Two empty paragraphs before this 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8:39:12.049037798</meta:creation-date>
    <dc:date>2015-03-25T23:45:13.639284901</dc:date>
    <meta:editing-duration>PT2H58M44S</meta:editing-duration>
    <meta:editing-cycles>2</meta:editing-cycles>
    <meta:generator>LibreOffice/4.3.1.2$Linux_X86_64 LibreOffice_project/958349dc3b25111dbca392fbc281a05559ef6848</meta:generator>
    <meta:document-statistic meta:table-count="1" meta:image-count="0" meta:object-count="0" meta:page-count="2" meta:paragraph-count="30" meta:word-count="677" meta:character-count="3763" meta:non-whitespace-character-count="3116"/>
  </office:meta>
</office:document-meta>
</file>